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8189in"/>
    </style:style>
    <style:style style:name="co19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7:.$A$18])" office:value-type="string" office:string-value="13, 14" calcext:value-type="string">
            <text:p>13, 14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7:.$A$18];[.$A$21])" office:value-type="string" office:string-value="13, 14, 17" calcext:value-type="string">
            <text:p>13, 14, 17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7:.$A$8];[.$A$13:.$A$14];[.$A$17:.$A$18])" office:value-type="string" office:string-value="3, 4, 9, 10, 13, 14" calcext:value-type="string">
            <text:p>3, 4, 9, 10, 13, 14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7:.$A$8];[.$A$13:.$A$14];[.$A$17:.$A$18])" office:value-type="string" office:string-value="3, 4, 9, 10, 13, 14" calcext:value-type="string">
            <text:p>3, 4, 9, 10, 13, 14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14" table:content-validation-name="val3" office:value-type="string" calcext:value-type="string">
            <text:p>Loose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 &quot;;1;[.$A$7:.$A$8];[.$A$13:.$A$14];[.$A$17:.$A$18])" office:value-type="string" office:string-value="3, 4, 9, 10, 13, 14" calcext:value-type="string">
            <text:p>3, 4, 9, 10, 13, 14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14" table:content-validation-name="val3" office:value-type="string" calcext:value-type="string">
            <text:p>Loose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 &quot;;1;[.$A$7:.$A$8];[.$A$13:.$A$14];[.$A$17:.$A$18];[.$A$25])" office:value-type="string" office:string-value="3, 4, 9, 10, 13, 14, 21" calcext:value-type="string">
            <text:p>3, 4, 9, 10, 13, 14, 21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5];[.$A$6];[.$A$27])" office:value-type="string" office:string-value="1, 2, 23" calcext:value-type="string">
            <text:p>1, 2, 23</text:p>
          </table:table-cell>
          <table:table-cell table:style-name="ce4" office:value-type="string" calcext:value-type="string">
            <text:p>7, 7, 0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5];[.$A$6];[.$A$27])" office:value-type="string" office:string-value="1, 2, 23" calcext:value-type="string">
            <text:p>1, 2, 23</text:p>
          </table:table-cell>
          <table:table-cell table:style-name="ce4" office:value-type="string" calcext:value-type="string">
            <text:p>7, 7, 0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6];[.$A$27])" office:value-type="string" office:string-value="2, 23" calcext:value-type="string">
            <text:p>2, 23</text:p>
          </table:table-cell>
          <table:table-cell table:style-name="ce4" office:value-type="string" calcext:value-type="string">
            <text:p>4, 0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6];[.$A$27];[.$A$30])" office:value-type="string" office:string-value="2, 23, 26" calcext:value-type="string">
            <text:p>2, 23, 26</text:p>
          </table:table-cell>
          <table:table-cell table:style-name="ce4" office:value-type="string" calcext:value-type="string">
            <text:p>4, 0, 2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5];[.$A$17:.$A$18];[.$A$21:.$A$22];[.$A$25:.$A$26])" office:value-type="string" office:string-value="1, 13, 14, 17, 18, 21, 22" calcext:value-type="string">
            <text:p>1, 13, 14, 17, 18, 21, 22</text:p>
          </table:table-cell>
          <table:table-cell table:style-name="ce4" office:value-type="string" calcext:value-type="string">
            <text:p>24, 1, 1, 1, 1, 1, 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5];[.$A$17:.$A$18];[.$A$21:.$A$22];[.$A$25:.$A$26];[.$A$32])" office:value-type="string" office:string-value="1, 13, 14, 17, 18, 21, 22, 28" calcext:value-type="string">
            <text:p>1, 13, 14, 17, 18, 21, 22, 28</text:p>
          </table:table-cell>
          <table:table-cell table:style-name="ce4" office:value-type="string" calcext:value-type="string">
            <text:p>24, 1, 1, 1, 1, 1, 1, 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32];[.$A$33])" office:value-type="string" office:string-value="28, 29" calcext:value-type="string">
            <text:p>28, 29</text:p>
          </table:table-cell>
          <table:table-cell table:style-name="ce4" office:value-type="float" office:value="10" calcext:value-type="float">
            <text:p>10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34];[.$A$35])" office:value-type="string" office:string-value="30, 31" calcext:value-type="string">
            <text:p>30, 31</text:p>
          </table:table-cell>
          <table:table-cell table:style-name="ce4" office:value-type="string" calcext:value-type="string">
            <text:p>5, 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35];[.$A$36])" office:value-type="string" office:string-value="31, 32" calcext:value-type="string">
            <text:p>31, 32</text:p>
          </table:table-cell>
          <table:table-cell table:style-name="ce4" office:value-type="float" office:value="5" calcext:value-type="float">
            <text:p>5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35];[.$A$36];[.$A$37])" office:value-type="string" office:string-value="31, 32, 33" calcext:value-type="string">
            <text:p>31, 32, 33</text:p>
          </table:table-cell>
          <table:table-cell table:style-name="ce4" office:value-type="string" calcext:value-type="string">
            <text:p>5, 5, 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 &quot;;1;[.$A$39];[.$A$40])" office:value-type="string" office:string-value="35, 36" calcext:value-type="string">
            <text:p>35, 36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 &quot;;1;[.$A$39];[.$A$40];[.$A$41])" office:value-type="string" office:string-value="35, 36, 37" calcext:value-type="string">
            <text:p>35, 36, 37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43])" office:value-type="string" office:string-value="39" calcext:value-type="string">
            <text:p>39</text:p>
          </table:table-cell>
          <table:table-cell table:style-name="ce4" office:value-type="float" office:value="8" calcext:value-type="float">
            <text:p>8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43];[.$A$44])" office:value-type="string" office:string-value="39, 40" calcext:value-type="string">
            <text:p>39, 40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43];[.$A$44];[.$A$45])" office:value-type="string" office:string-value="39, 40, 41" calcext:value-type="string">
            <text:p>39, 40, 4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3</text:p>
          </table:table-cell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4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43:.$A$47])" office:value-type="string" office:string-value="39, 40, 41, 42, 43" calcext:value-type="string">
            <text:p>39, 40, 41, 42, 43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43:.$A$48])" office:value-type="string" office:string-value="39, 40, 41, 42, 43, 44" calcext:value-type="string">
            <text:p>39, 40, 41, 42, 43, 44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7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50])" office:value-type="string" office:string-value="46" calcext:value-type="string">
            <text:p>46</text:p>
          </table:table-cell>
          <table:table-cell table:style-name="ce4" office:value-type="float" office:value="16" calcext:value-type="float">
            <text:p>16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 &quot;;1;[.$A$6];[.$A$17:.$A$20];[.$A$27])" office:value-type="string" office:string-value="2, 13, 14, 15, 16, 23" calcext:value-type="string">
            <text:p>2, 13, 14, 15, 16, 23</text:p>
          </table:table-cell>
          <table:table-cell table:style-name="ce4" office:value-type="string" calcext:value-type="string">
            <text:p>8, 3, 3, 3, 3, 3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2"/>
          <table:table-cell office:value-type="float" office:value="-201" calcext:value-type="float">
            <text:p>-201</text:p>
          </table:table-cell>
          <table:table-cell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OC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4])" office:value-type="string" office:string-value="50" calcext:value-type="string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6])" office:value-type="string" office:string-value="52" calcext:value-type="string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56];[.$A$57])" office:value-type="string" office:string-value="52, 53" calcext:value-type="string">
            <text:p>52, 53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9])" office:value-type="string" office:string-value="55" calcext:value-type="string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 &quot;;1;[.$A$5];[.$A$27])" office:value-type="string" office:string-value="1, 23" calcext:value-type="string">
            <text:p>1, 23</text:p>
          </table:table-cell>
          <table:table-cell table:style-name="ce4" office:value-type="string" calcext:value-type="string">
            <text:p>2, 0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 &quot;;1;[.$A$5];[.$A$62])" office:value-type="string" office:string-value="1, 58" calcext:value-type="string">
            <text:p>1, 58</text:p>
          </table:table-cell>
          <table:table-cell table:style-name="ce4" office:value-type="string" calcext:value-type="string">
            <text:p>6, 4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21" office:value-type="string" calcext:value-type="string">
            <text:p>JAVELINA</text:p>
          </table:table-cell>
          <table:table-cell table:style-name="ce21"/>
          <table:table-cell table:style-name="ce21" office:value-type="string" calcext:value-type="string">
            <text:p>CRATER</text:p>
          </table:table-cell>
          <table:table-cell table:style-name="ce21"/>
          <table:table-cell table:style-name="ce14" table:content-validation-name="val1" office:value-type="string" calcext:value-type="string">
            <text:p>Player Assigned Gaia Convertible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14" table:content-validation-name="val3" office:value-type="string" calcext:value-type="string">
            <text:p>Loose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)" office:value-type="string" office:string-value="7" calcext:value-type="string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21" office:value-type="string" calcext:value-type="string">
            <text:p>DLC_ORANGEBUSH</text:p>
          </table:table-cell>
          <table:table-cell table:style-name="ce21" table:number-columns-repeated="3"/>
          <table:table-cell table:style-name="ce14" table:content-validation-name="val1" office:value-type="string" calcext:value-type="string">
            <text:p>Player Assigned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25" calcext:value-type="float">
            <text:p>12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 &quot;;1;[.$A$11];[.$A$64])" office:value-type="string" office:string-value="7, 60" calcext:value-type="string">
            <text:p>7, 60</text:p>
          </table:table-cell>
          <table:table-cell table:style-name="ce21" office:value-type="float" office:value="8" calcext:value-type="float">
            <text:p>8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21" office:value-type="string" calcext:value-type="string">
            <text:p>GOLD</text:p>
          </table:table-cell>
          <table:table-cell table:style-name="ce21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9320" calcext:value-type="float">
            <text:p>932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 &quot;;1;[.$A$11];[.$A$64:.$A$65])" office:value-type="string" office:string-value="7, 60, 61" calcext:value-type="string">
            <text:p>7, 60, 61</text:p>
          </table:table-cell>
          <table:table-cell table:style-name="ce21" office:value-type="float" office:value="8" calcext:value-type="float">
            <text:p>8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21" office:value-type="string" calcext:value-type="string">
            <text:p>STONE</text:p>
          </table:table-cell>
          <table:table-cell table:style-name="ce21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9320" calcext:value-type="float">
            <text:p>932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 &quot;;1;[.$A$11];[.$A$64:.$A$66])" office:value-type="string" office:string-value="7, 60, 61, 62" calcext:value-type="string">
            <text:p>7, 60, 61, 62</text:p>
          </table:table-cell>
          <table:table-cell table:style-name="ce21" office:value-type="float" office:value="8" calcext:value-type="float">
            <text:p>8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21" office:value-type="string" calcext:value-type="string">
            <text:p>DLC_GOOSE</text:p>
          </table:table-cell>
          <table:table-cell table:style-name="ce21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 &quot;;1;[.$A$11];[.$A$64:.$A$67])" office:value-type="string" office:string-value="7, 60, 61, 62, 63" calcext:value-type="string">
            <text:p>7, 60, 61, 62, 63</text:p>
          </table:table-cell>
          <table:table-cell table:style-name="ce21" office:value-type="float" office:value="8" calcext:value-type="float">
            <text:p>8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21" office:value-type="string" calcext:value-type="string">
            <text:p>DEER</text:p>
          </table:table-cell>
          <table:table-cell table:style-name="ce21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 &quot;;1;[.$A$11];[.$A$64:.$A$68])" office:value-type="string" office:string-value="7, 60, 61, 62, 63, 64" calcext:value-type="string">
            <text:p>7, 60, 61, 62, 63, 64</text:p>
          </table:table-cell>
          <table:table-cell table:style-name="ce21" office:value-type="float" office:value="8" calcext:value-type="float">
            <text:p>8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21" office:value-type="string" calcext:value-type="string">
            <text:p>RELIC</text:p>
          </table:table-cell>
          <table:table-cell table:style-name="ce21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14" table:content-validation-name="val3" office:value-type="string" calcext:value-type="string">
            <text:p>Loose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3"/>
          <table:table-cell table:style-name="ce21"/>
          <table:table-cell table:style-name="ce23" table:formula="of:=COM.MICROSOFT.TEXTJOIN(&quot;, &quot;;1;[.$A$11];[.$A$64:.$A$69])" office:value-type="string" office:string-value="7, 60, 61, 62, 63, 64, 65" calcext:value-type="string">
            <text:p>7, 60, 61, 62, 63, 64, 65</text:p>
          </table:table-cell>
          <table:table-cell table:style-name="ce21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1])" office:value-type="string" office:string-value="67" calcext:value-type="string">
            <text:p>67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71:.$A$72])" office:value-type="string" office:string-value="67, 68" calcext:value-type="string">
            <text:p>67, 68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71:.$A$73])" office:value-type="string" office:string-value="67, 68, 69" calcext:value-type="string">
            <text:p>67, 68, 69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71:.$A$74])" office:value-type="string" office:string-value="67, 68, 69, 70" calcext:value-type="string">
            <text:p>67, 68, 69, 70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71:.$A$75])" office:value-type="string" office:string-value="67, 68, 69, 70, 71" calcext:value-type="string">
            <text:p>67, 68, 69, 70, 7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79])" office:value-type="string" office:string-value="75" calcext:value-type="string">
            <text:p>75</text:p>
          </table:table-cell>
          <table:table-cell table:style-name="ce4" office:value-type="float" office:value="3" calcext:value-type="float">
            <text:p>3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 &quot;;1;[.$A$52];[.$A$82])" office:value-type="string" office:string-value="48, 78" calcext:value-type="string">
            <text:p>48, 78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0</text:p>
          </table:table-cell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 &quot;;1;[.$A$52];[.$A$82:.$A$83])" office:value-type="string" office:string-value="48, 78, 79" calcext:value-type="string">
            <text:p>48, 78, 79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1</text:p>
          </table:table-cell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2</text:p>
          </table:table-cell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 &quot;;1;[.$A$52];[.$A$85])" office:value-type="string" office:string-value="48, 81" calcext:value-type="string">
            <text:p>48, 81</text:p>
          </table:table-cell>
          <table:table-cell table:style-name="ce4" office:value-type="string" calcext:value-type="string">
            <text:p>6, 9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3</text:p>
          </table:table-cell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4</text:p>
          </table:table-cell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5</text:p>
          </table:table-cell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2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6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EL_CID</text:p>
          </table:table-cell>
          <table:table-cell/>
          <table:table-cell table:style-name="ce12" table:content-validation-name="val2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TRANSPORT_SHIP</text:p>
          </table:table-cell>
          <table:table-cell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5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9" table:formula="of:=COM.MICROSOFT.TEXTJOIN(&quot;,&quot;;1;[.$A$90])" office:value-type="string" office:string-value="86" calcext:value-type="string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2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ON_GRID</text:p>
          </table:table-cell>
          <table:table-cell table:style-name="ce15"/>
          <table:table-cell table:style-name="ce15" office:value-type="string" calcext:value-type="string">
            <text:p>VILLAGER_BASE_F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22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2:57:19.5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30T13:06:52.106000000</dc:date>
    <meta:editing-duration>P21DT2H38M32S</meta:editing-duration>
    <meta:editing-cycles>645</meta:editing-cycles>
    <meta:generator>LibreOffice/7.1.3.2$Windows_X86_64 LibreOffice_project/47f78053abe362b9384784d31a6e56f8511eb1c1</meta:generator>
    <meta:document-statistic meta:table-count="1" meta:cell-count="1190" meta:object-count="0"/>
  </office:meta>
</office:document-meta>
</file>